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none" draw:textarea-horizontal-align="right" draw:textarea-vertical-align="bottom"/>
    </style:style>
    <style:style style:name="gr4" style:family="graphic" style:parent-style-name="objectwithoutfill">
      <style:graphic-properties svg:stroke-color="#000000" draw:marker-end="Arrow" draw:marker-end-width="0.3cm" draw:fill="none" draw:textarea-horizontal-align="left" draw:textarea-vertical-align="top" draw:fit-to-size="false" draw:start-line-spacing-vertical="-0.66cm"/>
    </style:style>
    <style:style style:name="gr5" style:family="graphic" style:parent-style-name="standard" style:list-style-name="L1">
      <style:graphic-properties draw:stroke="dash" draw:stroke-dash="Fine_20_Dashed"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top" draw:fit-to-contour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2cm" fo:margin-bottom="0.2cm" fo:line-height="100%" fo:text-align="center" fo:text-indent="0cm"/>
    </style:style>
    <style:style style:name="P5" style:family="paragraph">
      <style:paragraph-properties fo:margin-left="0cm" fo:margin-right="0cm" fo:margin-top="0.2cm" fo:margin-bottom="0.2cm" fo:line-height="100%" fo:text-align="start" fo:text-indent="0cm"/>
    </style:style>
    <style:style style:name="P6" style:family="paragraph">
      <style:paragraph-properties fo:margin-left="0cm" fo:margin-right="0cm" fo:margin-top="0.2cm" fo:margin-bottom="0.2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29cm" svg:height="1.524cm" svg:x="12.09cm" svg:y="1.762cm">
          <text:p text:style-name="P1"><text:span text:style-name="T1">passwor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" draw:text-style-name="P2" xml:id="id1" draw:id="id1" draw:layer="layout" svg:width="3.302cm" svg:height="1.651cm" svg:x="4.47cm" svg:y="3.14cm">
          <text:p text:style-name="P1"><text:span text:style-name="T1">create clu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7.772cm" svg:y1="3.966cm" svg:x2="12.09cm" svg:y2="2.524cm" draw:start-shape="id1" draw:start-glue-point="7" draw:end-shape="id2" draw:end-glue-point="5" svg:d="m7772 3966c3238 0 1080-1442 4318-1442">
          <text:p text:style-name="P1"><text:span text:style-name="T1">global password</text:span></text:p>
        </draw:connector>
        <draw:custom-shape draw:style-name="gr1" draw:text-style-name="P2" xml:id="id3" draw:id="id3" draw:layer="layout" svg:width="3.429cm" svg:height="1.524cm" svg:x="12.09cm" svg:y="4.98cm">
          <text:p text:style-name="P1"><text:span text:style-name="T1">club 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curve" svg:x1="7.772cm" svg:y1="3.966cm" svg:x2="12.09cm" svg:y2="5.742cm" draw:start-shape="id1" draw:start-glue-point="7" draw:end-shape="id3" draw:end-glue-point="5" svg:d="m7772 3966c3238 0 1080 1776 4318 1776">
          <text:p text:style-name="P1"><text:span text:style-name="T1">club abbrev</text:span></text:p>
          <text:p text:style-name="P1"><text:span text:style-name="T1">club long name</text:span></text:p>
          <text:p text:style-name="P1"><text:span text:style-name="T1">db loc,name,type</text:span></text:p>
        </draw:connector>
        <draw:custom-shape draw:style-name="gr1" draw:text-style-name="P2" xml:id="id4" draw:id="id4" draw:layer="layout" svg:width="3.302cm" svg:height="1.651cm" svg:x="4.47cm" svg:y="9.401cm">
          <text:p text:style-name="P1"><text:span text:style-name="T1">rc config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curve" svg:x1="13.805cm" svg:y1="6.414cm" svg:x2="6.121cm" svg:y2="9.401cm" draw:start-shape="id3" draw:start-glue-point="6" draw:end-shape="id4" draw:end-glue-point="4" svg:d="m13805 6414c0 2307-7684 814-7684 2987">
          <text:p text:style-name="P1"><text:span text:style-name="T1">club abbrev</text:span></text:p>
          <text:p text:style-name="P1"><text:span text:style-name="T1">club long name</text:span></text:p>
          <text:p text:style-name="P1"><text:span text:style-name="T1">db loc,name,type</text:span></text:p>
        </draw:connector>
        <draw:custom-shape draw:style-name="gr1" draw:text-style-name="P2" xml:id="id5" draw:id="id5" draw:layer="layout" svg:width="3.429cm" svg:height="1.524cm" svg:x="13.09cm" svg:y="8.02cm">
          <text:p text:style-name="P1"><text:span text:style-name="T1">user private ke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curve" svg:x1="7.772cm" svg:y1="10.227cm" svg:x2="13.09cm" svg:y2="8.782cm" draw:start-shape="id4" draw:start-glue-point="7" draw:end-shape="id5" svg:d="m7772 10227c3988 0 1330-1445 5318-1445">
          <text:p text:style-name="P1"><text:span text:style-name="T1">private key</text:span></text:p>
        </draw:connector>
        <draw:custom-shape draw:style-name="gr1" draw:text-style-name="P2" xml:id="id6" draw:id="id6" draw:layer="layout" svg:width="3.429cm" svg:height="1.524cm" svg:x="12.09cm" svg:y="15.351cm">
          <text:p text:style-name="P1"><text:span text:style-name="T1">user public</text:span></text:p>
          <text:p text:style-name="P1"><text:span text:style-name="T1">key info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2" draw:layer="layout" draw:type="curve" svg:x1="6.121cm" svg:y1="11.052cm" svg:x2="13.805cm" svg:y2="15.351cm" draw:start-shape="id4" draw:start-glue-point="6" draw:end-shape="id6" draw:end-glue-point="4" svg:d="m6121 11052c0 3225 7684 1076 7684 4299">
          <text:p text:style-name="P1"><text:span text:style-name="T1">public key</text:span></text:p>
        </draw:connector>
        <draw:custom-shape draw:style-name="gr1" draw:text-style-name="P2" xml:id="id7" draw:id="id7" draw:layer="layout" svg:width="3.302cm" svg:height="1.651cm" svg:x="20.853cm" svg:y="9.401cm">
          <text:p text:style-name="P1"><text:span text:style-name="T1">rcdbacc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curve" svg:x1="16.519cm" svg:y1="8.782cm" svg:x2="20.853cm" svg:y2="10.226cm" draw:start-shape="id5" draw:start-glue-point="7" draw:end-shape="id7" svg:d="m16519 8782c3250 0 1084 1444 4334 1444">
          <text:p text:style-name="P1"><text:span text:style-name="T1">private key</text:span></text:p>
        </draw:connector>
        <draw:connector draw:style-name="gr2" draw:text-style-name="P2" draw:layer="layout" draw:type="curve" svg:x1="15.519cm" svg:y1="16.113cm" svg:x2="20.853cm" svg:y2="10.227cm" draw:start-shape="id6" draw:start-glue-point="7" draw:end-shape="id7" draw:end-glue-point="5" svg:d="m15519 16113c4000 0 1334-5886 5334-5886">
          <text:p text:style-name="P1"><text:span text:style-name="T1">encrypted db password</text:span></text:p>
        </draw:connector>
        <draw:custom-shape draw:style-name="gr1" draw:text-style-name="P2" xml:id="id8" draw:id="id8" draw:layer="layout" svg:width="3.302cm" svg:height="1.651cm" svg:x="4.47cm" svg:y="18.44cm">
          <text:p text:style-name="P1"><text:span text:style-name="T1">rc approv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curve" svg:x1="7.772cm" svg:y1="19.266cm" svg:x2="13.805cm" svg:y2="16.785cm" draw:start-shape="id8" draw:start-glue-point="7" draw:end-shape="id6" draw:end-glue-point="6" svg:d="m7772 19266c4022 0 6033-827 6033-2481">
          <text:p text:style-name="P1"><text:span text:style-name="T1">encrypted db password</text:span></text:p>
        </draw:connector>
        <draw:connector draw:style-name="gr4" draw:text-style-name="P3" draw:layer="layout" draw:type="curve" svg:x1="12.09cm" svg:y1="16.113cm" svg:x2="6.121cm" svg:y2="18.44cm" draw:start-shape="id6" draw:start-glue-point="5" draw:end-shape="id8" draw:end-glue-point="4" svg:d="m12090 16113c-3980 0-5969 775-5969 2327">
          <text:p text:style-name="P3"><text:span text:style-name="T1">public key</text:span></text:p>
        </draw:connector>
        <draw:rect draw:style-name="gr5" draw:text-style-name="P6" draw:layer="layout" svg:width="22.479cm" svg:height="6.858cm" svg:x="3.835cm" svg:y="7.242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/></text:p>
          <text:p text:style-name="P4"><text:span text:style-name="T3"/></text:p>
          <text:p text:style-name="P5"><text:span text:style-name="T3">user context</text:span></text:p>
        </draw:rect>
        <draw:custom-shape draw:style-name="gr1" draw:text-style-name="P2" xml:id="id9" draw:id="id9" draw:layer="layout" svg:width="3.429cm" svg:height="1.524cm" svg:x="12.117cm" svg:y="10.925cm">
          <text:p text:style-name="P1"><text:span text:style-name="T1">user config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curve" svg:x1="7.772cm" svg:y1="10.226cm" svg:x2="12.117cm" svg:y2="11.687cm" draw:start-shape="id4" draw:end-shape="id9" svg:d="m7772 10226c3259 0 1087 1461 4345 1461">
          <text:p text:style-name="P1"><text:span text:style-name="T1">db loc, name, type</text:span></text:p>
          <text:p text:style-name="P1"><text:span text:style-name="T1">club abbrev</text:span></text:p>
          <text:p text:style-name="P1"><text:span text:style-name="T1">club long name</text:span></text:p>
        </draw:connector>
        <draw:connector draw:style-name="gr2" draw:text-style-name="P1" draw:layer="layout" draw:type="curve" svg:x1="15.546cm" svg:y1="11.687cm" svg:x2="20.853cm" svg:y2="10.227cm" draw:start-shape="id9" draw:start-glue-point="7" draw:end-shape="id7" draw:end-glue-point="5" svg:d="m15546 11687c3981 0 1328-1460 5307-1460">
          <text:p text:style-name="P1"><text:span text:style-name="T1">db loc, name, type</text:span></text:p>
          <text:p text:style-name="P1"><text:span text:style-name="T1">club abbrev</text:span></text:p>
          <text:p text:style-name="P1"><text:span text:style-name="T1">club long name</text:span></text:p>
        </draw:connector>
        <draw:connector draw:style-name="gr6" draw:text-style-name="P2" draw:layer="layout" draw:line-skew="0.12cm -1.572cm" svg:x1="13.805cm" svg:y1="1.762cm" svg:x2="4.47cm" svg:y2="19.266cm" draw:start-shape="id2" draw:start-glue-point="4" draw:end-shape="id8" draw:end-glue-point="5" svg:d="m13805 1762v-381h-11408v17885h2073">
          <text:p text:style-name="P1"><text:span text:style-name="T1">global password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 draw:fill-image-width="0cm" draw:fill-image-height="0cm" draw:textarea-horizontal-align="center" draw:shadow-offset-x="0.203cm" draw:shadow-offset-y="0.203cm" draw:measure-align="automatic" draw:measure-vertical-align="automatic" draw:show-unit="tru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1T16:51:24.44</meta:creation-date>
    <dc:date>2013-03-22T14:58:12.64</dc:date>
    <meta:editing-duration>PT5H40M14S</meta:editing-duration>
    <meta:editing-cycles>7</meta:editing-cycles>
    <meta:generator>OpenOffice.org/3.4.1$Win32 OpenOffice.org_project/341m1$Build-9593</meta:generator>
    <meta:print-date>2013-03-22T14:58:09.42</meta:print-date>
    <meta:document-statistic meta:object-count="22"/>
  </office:meta>
</office:document-meta>
</file>